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NSimSun" svg:font-family="NSimSun" style:font-family-generic="modern" style:font-pitch="fixed"/>
    <style:font-face style:name="Courier 10 Pitch" svg:font-family="'Courier 10 Pitch'" style:font-family-generic="system"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break-before="page"/>
      <style:text-properties style:font-name="Calibri" fo:font-size="28pt" fo:font-weight="bold" style:font-size-asian="28pt" style:font-weight-asian="bold" style:font-name-complex="Arial" style:font-size-complex="28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Calibri"/>
    </style:style>
    <style:style style:name="P5" style:family="paragraph" style:parent-style-name="Standard">
      <style:text-properties style:font-name="Calibri" fo:font-size="28pt" fo:font-weight="bold" style:font-size-asian="28pt" style:font-weight-asian="bold" style:font-name-complex="Arial" style:font-size-complex="28pt" style:font-weight-complex="bold"/>
    </style:style>
    <style:style style:name="P6" style:family="paragraph" style:parent-style-name="Standard">
      <style:paragraph-properties fo:text-align="justify" style:justify-single-word="false"/>
      <style:text-properties style:font-name="Calibri" fo:font-size="28pt" fo:font-weight="bold" style:font-size-asian="28pt" style:font-weight-asian="bold" style:font-name-complex="Arial" style:font-size-complex="28pt" style:font-weight-complex="bold"/>
    </style:style>
    <style:style style:name="P7" style:family="paragraph" style:parent-style-name="Standard">
      <style:text-properties style:font-name="Calibri" fo:font-size="28pt" style:font-size-asian="28pt" style:font-name-complex="Arial" style:font-size-complex="28pt"/>
    </style:style>
    <style:style style:name="P8" style:family="paragraph" style:parent-style-name="Standard">
      <style:text-properties style:font-name="Calibri" style:font-name-complex="Arial"/>
    </style:style>
    <style:style style:name="P9" style:family="paragraph" style:parent-style-name="Standard">
      <style:paragraph-properties fo:text-align="justify" style:justify-single-word="false"/>
      <style:text-properties style:font-name="Calibri" style:font-name-complex="Arial"/>
    </style:style>
    <style:style style:name="P10" style:family="paragraph" style:parent-style-name="Standard">
      <style:paragraph-properties fo:text-align="justify" style:justify-single-word="false"/>
      <style:text-properties style:font-name="Calibri" officeooo:rsid="002168d5" officeooo:paragraph-rsid="002168d5" style:font-name-complex="Arial"/>
    </style:style>
    <style:style style:name="P11" style:family="paragraph" style:parent-style-name="Standard">
      <style:text-properties style:font-name="Calibri" fo:font-weight="bold" style:font-weight-asian="bold" style:font-name-complex="Arial" style:font-weight-complex="bold"/>
    </style:style>
    <style:style style:name="P12" style:family="paragraph" style:parent-style-name="Standard">
      <style:paragraph-properties fo:text-align="justify" style:justify-single-word="false"/>
      <style:text-properties style:font-name="Calibri" fo:font-weight="bold" style:font-weight-asian="bold" style:font-name-complex="Arial" style:font-weight-complex="bold"/>
    </style:style>
    <style:style style:name="P13" style:family="paragraph" style:parent-style-name="Standard">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complex="Arial"/>
    </style:style>
    <style:style style:name="P14" style:family="paragraph" style:parent-style-name="Standard">
      <style:paragraph-properties fo:text-align="justify" style:justify-single-word="false"/>
      <style:text-properties fo:color="#000000" style:font-name="Calibri" fo:font-size="28pt" fo:font-weight="bold" style:font-size-asian="28pt" style:font-weight-asian="bold" style:font-name-complex="Arial" style:font-size-complex="28pt" style:font-weight-complex="bold"/>
    </style:style>
    <style:style style:name="P15" style:family="paragraph" style:parent-style-name="Standard">
      <style:paragraph-properties fo:text-align="justify" style:justify-single-word="false"/>
      <style:text-properties fo:color="#000000" style:font-name="Calibri" fo:font-weight="bold" style:font-weight-asian="bold" style:font-name-complex="Arial" style:font-weight-complex="bold"/>
    </style:style>
    <style:style style:name="P16" style:family="paragraph" style:parent-style-name="Standard">
      <style:paragraph-properties fo:text-align="justify" style:justify-single-word="false"/>
      <style:text-properties fo:color="#000000" style:font-name="Calibri" style:font-name-complex="Arial"/>
    </style:style>
    <style:style style:name="P17" style:family="paragraph" style:parent-style-name="Standard">
      <style:paragraph-properties fo:text-align="justify" style:justify-single-word="false"/>
      <style:text-properties fo:color="#000000" style:font-name="Calibri" style:text-underline-style="solid" style:text-underline-width="auto" style:text-underline-color="font-color" style:text-underline-mode="continuous" style:text-overline-mode="continuous" style:text-line-through-mode="continuous"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color="#800000" style:font-name="Calibri" style:font-name-complex="Arial"/>
    </style:style>
    <style:style style:name="P20" style:family="paragraph" style:parent-style-name="Standard">
      <style:text-properties officeooo:paragraph-rsid="001c70ef"/>
    </style:style>
    <style:style style:name="P21" style:family="paragraph" style:parent-style-name="Standard">
      <style:paragraph-properties fo:text-align="justify" style:justify-single-word="false"/>
      <style:text-properties officeooo:rsid="001c70ef" officeooo:paragraph-rsid="001c70ef"/>
    </style:style>
    <style:style style:name="P22" style:family="paragraph" style:parent-style-name="Text_20_body">
      <style:paragraph-properties fo:text-align="justify" style:justify-single-word="false"/>
    </style:style>
    <style:style style:name="P23" style:family="paragraph" style:parent-style-name="Preformatted_20_Text">
      <style:paragraph-properties fo:margin-top="0cm" fo:margin-bottom="0.499cm" loext:contextual-spacing="false"/>
      <style:text-properties fo:color="#000000" style:font-name="Calibri" fo:font-size="12pt" officeooo:rsid="0023d87f" officeooo:paragraph-rsid="0023d87f" style:font-size-asian="12pt" style:font-name-complex="Arial" style:font-size-complex="12pt"/>
    </style:style>
    <style:style style:name="P24" style:family="paragraph" style:parent-style-name="Preformatted_20_Text">
      <style:paragraph-properties fo:margin-top="0cm" fo:margin-bottom="0.499cm" loext:contextual-spacing="false"/>
      <style:text-properties fo:color="#000000" style:font-name="Calibri" fo:font-size="12pt" officeooo:rsid="0023d87f" officeooo:paragraph-rsid="0025845b" style:font-size-asian="12pt" style:font-name-complex="Arial" style:font-size-complex="12pt"/>
    </style:style>
    <style:style style:name="P25" style:family="paragraph" style:parent-style-name="Preformatted_20_Text">
      <style:paragraph-properties fo:margin-top="0cm" fo:margin-bottom="0.499cm" loext:contextual-spacing="false"/>
      <style:text-properties fo:color="#000000" style:font-name="Calibri" fo:font-size="12pt" officeooo:rsid="0024ee5b" officeooo:paragraph-rsid="0024ee5b" style:font-size-asian="12pt" style:font-name-complex="Arial" style:font-size-complex="12pt"/>
    </style:style>
    <style:style style:name="P26" style:family="paragraph" style:parent-style-name="Preformatted_20_Text">
      <style:paragraph-properties fo:margin-top="0cm" fo:margin-bottom="0.499cm" loext:contextual-spacing="false"/>
      <style:text-properties fo:color="#000000" style:font-name="Calibri" fo:font-size="12pt" officeooo:rsid="0024ee5b" officeooo:paragraph-rsid="0025845b" style:font-size-asian="12pt" style:font-name-complex="Arial" style:font-size-complex="12pt"/>
    </style:style>
    <style:style style:name="P27" style:family="paragraph" style:parent-style-name="Preformatted_20_Text">
      <style:paragraph-properties fo:margin-top="0cm" fo:margin-bottom="0.499cm" loext:contextual-spacing="false" fo:text-align="start" style:justify-single-word="false"/>
      <style:text-properties fo:color="#000000" style:font-name="Calibri" fo:font-size="12pt" officeooo:rsid="002900fe" officeooo:paragraph-rsid="002900fe" style:font-size-asian="12pt" style:font-name-complex="Arial" style:font-size-complex="12pt"/>
    </style:style>
    <style:style style:name="P28" style:family="paragraph" style:parent-style-name="Standard" style:master-page-name="MP0">
      <style:paragraph-properties style:page-number="auto" fo:break-before="page"/>
      <style:text-properties style:font-name="Courier 10 Pitch"/>
    </style:style>
    <style:style style:name="P29" style:family="paragraph" style:parent-style-name="Standard" style:list-style-name="L1">
      <style:paragraph-properties fo:text-align="justify" style:justify-single-word="false"/>
      <style:text-properties fo:color="#000000" style:font-name="Calibri" style:font-name-complex="Arial"/>
    </style:style>
    <style:style style:name="P30" style:family="paragraph" style:parent-style-name="Standard" style:list-style-name="L2">
      <style:paragraph-properties fo:text-align="justify" style:justify-single-word="false"/>
      <style:text-properties fo:color="#000000" style:font-name="Calibri" style:font-name-complex="Arial"/>
    </style:style>
    <style:style style:name="P31" style:family="paragraph" style:parent-style-name="Standard">
      <style:paragraph-properties fo:text-align="justify" style:justify-single-word="false"/>
      <style:text-properties fo:color="#000000" style:font-name="Calibri" fo:font-size="12pt" officeooo:paragraph-rsid="002168d5" style:font-size-asian="12pt" style:font-name-complex="Arial" style:font-size-complex="12pt"/>
    </style:style>
    <style:style style:name="P32" style:family="paragraph" style:parent-style-name="Standard">
      <style:paragraph-properties fo:text-align="justify" style:justify-single-word="false"/>
      <style:text-properties fo:color="#000000" style:font-name="Calibri" fo:font-size="12pt" officeooo:rsid="0022201d" officeooo:paragraph-rsid="0022201d" style:font-size-asian="12pt" style:font-name-complex="Arial" style:font-size-complex="12pt"/>
    </style:style>
    <style:style style:name="P33" style:family="paragraph" style:parent-style-name="Standard">
      <style:paragraph-properties fo:text-align="start" style:justify-single-word="false"/>
      <style:text-properties fo:color="#000000" style:font-name="Calibri" fo:font-size="12pt" officeooo:rsid="0022201d" officeooo:paragraph-rsid="0022201d" style:font-size-asian="12pt" style:font-name-complex="Arial" style:font-size-complex="12pt"/>
    </style:style>
    <style:style style:name="P34" style:family="paragraph" style:parent-style-name="Standard">
      <style:paragraph-properties fo:text-align="justify" style:justify-single-word="false"/>
    </style:style>
    <style:style style:name="P35" style:family="paragraph" style:parent-style-name="Standard" style:list-style-name="L2">
      <style:paragraph-properties fo:text-align="justify" style:justify-single-word="false"/>
    </style:style>
    <style:style style:name="P36" style:family="paragraph" style:parent-style-name="Standard">
      <style:paragraph-properties fo:text-align="justify" style:justify-single-word="false"/>
      <style:text-properties officeooo:paragraph-rsid="00274498"/>
    </style:style>
    <style:style style:name="P37" style:family="paragraph" style:parent-style-name="Standard">
      <style:paragraph-properties fo:text-align="justify" style:justify-single-word="false"/>
      <style:text-properties style:font-name="Calibri" officeooo:rsid="002168d5" officeooo:paragraph-rsid="002168d5" style:font-name-complex="Arial"/>
    </style:style>
    <style:style style:name="T1" style:family="text">
      <style:text-properties style:font-name="Calibri" fo:font-size="32pt" fo:font-weight="bold" style:font-size-asian="32pt" style:font-weight-asian="bold" style:font-size-complex="32pt" style:font-weight-complex="bold"/>
    </style:style>
    <style:style style:name="T2" style:family="text">
      <style:text-properties style:font-name="Calibri" fo:font-size="32pt" fo:font-weight="bold" style:font-size-asian="32pt" style:font-weight-asian="bold" style:font-name-complex="Arial" style:font-size-complex="32pt" style:font-weight-complex="bold"/>
    </style:style>
    <style:style style:name="T3" style:family="text">
      <style:text-properties style:font-name="Calibri" fo:font-style="italic" fo:font-weight="bold" style:font-style-asian="italic" style:font-weight-asian="bold" style:font-name-complex="Arial" style:font-style-complex="italic" style:font-weight-complex="bold"/>
    </style:style>
    <style:style style:name="T4" style:family="text">
      <style:text-properties style:font-name="Calibri" style:font-name-complex="Arial"/>
    </style:style>
    <style:style style:name="T5" style:family="text">
      <style:text-properties style:font-name="Calibri" fo:font-weight="bold" style:font-weight-asian="bold" style:font-name-complex="Arial" style:font-weight-complex="bold"/>
    </style:style>
    <style:style style:name="T6" style:family="text">
      <style:text-properties fo:color="#000000" style:font-name="Calibri" style:text-underline-style="solid" style:text-underline-width="auto" style:text-underline-color="font-color" style:text-underline-mode="continuous" style:text-overline-mode="continuous" style:text-line-through-mode="continuous" style:font-name-complex="Arial"/>
    </style:style>
    <style:style style:name="T7" style:family="text">
      <style:text-properties fo:color="#000000" style:font-name="Calibri" style:font-name-complex="Arial"/>
    </style:style>
    <style:style style:name="T8" style:family="text">
      <style:text-properties fo:color="#000000" style:font-name="Calibri" style:font-name-complex="Cambria Math"/>
    </style:style>
    <style:style style:name="T9" style:family="text">
      <style:text-properties fo:color="#000000" style:font-name="Calibri" fo:font-weight="bold" style:font-weight-asian="bold" style:font-name-complex="Arial" style:font-weight-complex="bold"/>
    </style:style>
    <style:style style:name="T10" style:family="text">
      <style:text-properties fo:color="#222222" style:font-name="Calibri" style:font-name-complex="Arial"/>
    </style:style>
    <style:style style:name="T11" style:family="text">
      <style:text-properties officeooo:rsid="001de5fe"/>
    </style:style>
    <style:style style:name="T12" style:family="text">
      <style:text-properties officeooo:rsid="001f717e"/>
    </style:style>
    <style:style style:name="T13" style:family="text">
      <style:text-properties officeooo:rsid="002070e2"/>
    </style:style>
    <style:style style:name="T14" style:family="text">
      <style:text-properties officeooo:rsid="0021ca5a"/>
    </style:style>
    <style:style style:name="T15" style:family="text">
      <style:text-properties officeooo:rsid="0023d87f"/>
    </style:style>
    <style:style style:name="T16" style:family="text">
      <style:text-properties officeooo:rsid="0024ee5b"/>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3"><text:span text:style-name="Fuente_20_de_20_párrafo_20_predeter."><text:span text:style-name="T1"><text:s/></text:span></text:span><text:span text:style-name="Fuente_20_de_20_párrafo_20_predeter."><text:span text:style-name="T2">Funciones</text:span></text:span></text:p>
      <text:p text:style-name="P6">Indice:</text:p>
      <text:p text:style-name="P6">Definición de Funciones</text:p>
      <text:p text:style-name="P6">Llamada a las funciones</text:p>
      <text:p text:style-name="P6">Valores por defecto</text:p>
      <text:p text:style-name="P6">Funciones con parámetros arbitrarios</text:p>
      <text:p text:style-name="P6">Funciones de Primer Orden</text:p>
      <text:p text:style-name="P14"><text:s/>Genericidad</text:p>
      <text:p text:style-name="P14">Instanciación</text:p>
      <text:p text:style-name="P14">Embebimiento <text:s/></text:p>
      <text:p text:style-name="P6">Funciones Lambda</text:p>
      <text:p text:style-name="P6">Funciones de Alto Orden</text:p>
      <text:p text:style-name="P6"><text:tab/>Filter</text:p>
      <text:p text:style-name="P6"><text:tab/>Map</text:p>
      <text:p text:style-name="P6"><text:tab/>Reduce</text:p>
      <text:p text:style-name="P6"/>
      <text:p text:style-name="P6"/>
      <text:p text:style-name="P2">Definición de Funciones</text:p>
      <text:p text:style-name="P7"/>
      <text:p text:style-name="P20"><text:span text:style-name="Fuente_20_de_20_párrafo_20_predeter."><text:span text:style-name="T3">def</text:span></text:span><text:span text:style-name="Fuente_20_de_20_párrafo_20_predeter."><text:span text:style-name="T4"> <text:s/>nombre_funcion (parametro_1, parametro_2, …, parametro_n)</text:span></text:span><text:span text:style-name="Fuente_20_de_20_párrafo_20_predeter."><text:span text:style-name="T5">:</text:span></text:span></text:p>
      <text:p text:style-name="P8"><text:tab/><text:tab/>cuerpo de la función</text:p>
      <text:p text:style-name="P11"/>
      <text:p text:style-name="P21">Se puede hacer hacer la vuelta de la informacion con un print o con un return</text:p>
      <text:p text:style-name="P21">los parámetro pueden ser fijos o arbitrarios:</text:p>
      <text:p text:style-name="P21"><text:tab/>fijos porque tiene un numero determinado de parametros.</text:p>
      <text:p text:style-name="P21"><text:tab/>Arbitrarios <text:span text:style-name="T12">no se sabe el numero de parametros que se introducen</text:span></text:p>
      <text:p text:style-name="P21"><text:tab/><text:tab/><text:span text:style-name="T12">pueden ser tuplas o diccionarios</text:span></text:p>
      <text:p text:style-name="P21"><text:tab/><text:tab/><text:tab/><text:span text:style-name="T12">las tuplas se le tiene que añadir un * ades</text:span></text:p>
      <text:p text:style-name="P21"><text:tab/><text:tab/><text:tab/><text:span text:style-name="T12">def funcion (fijos,*datos)</text:span></text:p>
      <text:p text:style-name="P21"><text:tab/><text:tab/><text:tab/><text:span text:style-name="T13">para que sean un dicionario se pone ** antes</text:span></text:p>
      <text:p text:style-name="P21"><text:tab/><text:tab/><text:tab/><text:span text:style-name="T13">del funcion (fijos,**datos):</text:span></text:p>
      <text:p text:style-name="P21"><text:tab/><text:tab/><text:tab/><text:tab/><text:span text:style-name="T13">tiene que seguir las reglas clave valor</text:span></text:p>
      <text:p text:style-name="P21"><text:tab/><text:span text:style-name="T11">por defecto es introducir un dato de manera fija</text:span></text:p>
      <text:p text:style-name="P11"/>
      <text:p text:style-name="P5">Llamadas a funciones</text:p>
      <text:p text:style-name="P9"/>
      <text:p text:style-name="P9">Sintaxis:</text:p>
      <text:p text:style-name="P9"/>
      <text:p text:style-name="P8">nombre_funcion (parametro_1, parametro_2, …, parametro_n)</text:p>
      <text:p text:style-name="P9"/>
      <text:p text:style-name="P9"/>
      <text:p text:style-name="P9"/>
      <text:p text:style-name="P12"/>
      <text:p text:style-name="P15">Parámetros por valor</text:p>
      <text:p text:style-name="P16"/>
      <text:p text:style-name="P18"><text:span text:style-name="Fuente_20_de_20_párrafo_20_predeter."><text:span text:style-name="T6">En Python los parámetros son por valor.:</text:span></text:span><text:span text:style-name="Fuente_20_de_20_párrafo_20_predeter."><text:span text:style-name="T4"> paso por valor: se envía simplemente el valor de la variable, en cuyo caso la función no puede modificar la variable, pues la función sólo conoce su valor, pero no la variable que lo almacenaba.</text:span></text:span></text:p>
      <text:p text:style-name="P17"/>
      <text:p text:style-name="P22"><text:span text:style-name="Fuente_20_de_20_párrafo_20_predeter."><text:span text:style-name="T10">Los parámetros que una función espera, serán utilizados por ésta, dentro de su algoritmo, a modo de </text:span></text:span><text:span text:style-name="Strong_20_Emphasis"><text:span text:style-name="T10">variables de ámbito local</text:span></text:span><text:span text:style-name="Fuente_20_de_20_párrafo_20_predeter."><text:span text:style-name="T10">.</text:span></text:span></text:p>
      <text:p text:style-name="P16"/>
      <text:p text:style-name="P16"/>
      <text:p text:style-name="P6">Valores por defecto en los parámetros</text:p>
      <text:p text:style-name="P9"/>
      <text:p text:style-name="P9">Podemos poner un valor por defecto en los parámetros finales:</text:p>
      <text:p text:style-name="P9">def multiplicar (num_1, num_2=2):</text:p>
      <text:p text:style-name="P9"><text:tab/>return num_1*num_2</text:p>
      <text:p text:style-name="P9"><text:tab/></text:p>
      <text:p text:style-name="P9">print (multiplicar (2))</text:p>
      <text:p text:style-name="P16"/>
      <text:p text:style-name="P16"><text:soft-page-break/>2)</text:p>
      <text:p text:style-name="P16"/>
      <text:p text:style-name="P16">numero1, numero2 = 10, 20</text:p>
      <text:p text:style-name="P16"/>
      <text:p text:style-name="P4"/>
      <text:p text:style-name="P4"/>
      <text:p text:style-name="P4"/>
      <text:p text:style-name="P4"/>
      <text:p text:style-name="P16"/>
      <text:p text:style-name="P14">FUNCIONES CON PARÁMETROS ARBITRÁRIOS (un número indeterminado de argumentos)</text:p>
      <text:p text:style-name="P15"/>
      <text:p text:style-name="P18"><text:span text:style-name="Fuente_20_de_20_párrafo_20_predeter."><text:span text:style-name="T7">Estos argumentos, llegarán a la función en forma de tupla. </text:span></text:span><text:span text:style-name="Fuente_20_de_20_párrafo_20_predeter."><text:span text:style-name="T4">Si una función espera recibir parámetros fijos y arbitrarios, </text:span></text:span><text:span text:style-name="Strong_20_Emphasis"><text:span text:style-name="T4">los arbitrarios siempre deben suceder a los fijos</text:span></text:span><text:span text:style-name="Fuente_20_de_20_párrafo_20_predeter."><text:span text:style-name="T4">.</text:span></text:span></text:p>
      <text:p text:style-name="P9"/>
      <text:p text:style-name="P13">COMO TUPLA</text:p>
      <text:p text:style-name="P15"/>
      <text:p text:style-name="P16"/>
      <text:p text:style-name="P16"/>
      <text:p text:style-name="P16"><text:s/></text:p>
      <text:p text:style-name="P16"/>
      <text:p text:style-name="P16"/>
      <text:p text:style-name="P17">COMO DICCIONARIO</text:p>
      <text:p text:style-name="P17"/>
      <text:p text:style-name="P16"/>
      <text:p text:style-name="P14">FUNCIONES DE PRIMER ORDEN:</text:p>
      <text:p text:style-name="P16"/>
      <text:p text:style-name="P18"><text:span text:style-name="Fuente_20_de_20_párrafo_20_predeter."><text:span text:style-name="T7"><text:s/>Programación funcional </text:span></text:span><text:span text:style-name="Fuente_20_de_20_párrafo_20_predeter."><text:span text:style-name="T8">⇒</text:span></text:span><text:span text:style-name="Fuente_20_de_20_párrafo_20_predeter."><text:span text:style-name="T7"> Funciones valores “normales”</text:span></text:span></text:p>
      <text:p text:style-name="P16"/>
      <text:list xml:id="list1272187559" text:style-name="L1">
        <text:list-item>
          <text:p text:style-name="P29">Caso 1 Genericidad → Las funciones pueden pasarse como parámetro.</text:p>
        </text:list-item>
        <text:list-item>
          <text:p text:style-name="P29">Caso 2 Instanciación → Las funciones pueden devolver otras funciones.</text:p>
        </text:list-item>
        <text:list-item>
          <text:p text:style-name="P29"/>
        </text:list-item>
        <text:list-item>
          <text:p text:style-name="P29"><text:s/>Caso 3 Embebimiento → Las funciones pueden almacenarse en estructuras de datos.</text:p>
        </text:list-item>
      </text:list>
      <text:p text:style-name="P18"><text:span text:style-name="Fuente_20_de_20_párrafo_20_predeter."><text:span text:style-name="T9">Caso 1. GENERICIDAD</text:span></text:span><text:span text:style-name="Fuente_20_de_20_párrafo_20_predeter."><text:span text:style-name="T7">: Las funciones se pueden pasar como parámetros</text:span></text:span></text:p>
      <text:p text:style-name="P16"/>
      <text:p text:style-name="P9"/>
      <text:p text:style-name="P18"><text:span text:style-name="Fuente_20_de_20_párrafo_20_predeter."><text:span text:style-name="T9">Caso 2 INSTANCIACIÓN:</text:span></text:span><text:span text:style-name="Fuente_20_de_20_párrafo_20_predeter."><text:span text:style-name="T7"> <text:s/>Las funciones pueden devolver otras funciones.</text:span></text:span></text:p>
      <text:p text:style-name="P19"/>
      <text:p text:style-name="P15"/>
      <text:p text:style-name="P15"/>
      <text:p text:style-name="P18"><text:span text:style-name="Fuente_20_de_20_párrafo_20_predeter."><text:span text:style-name="T9">Caso 4 EMBEBIMIENTO</text:span></text:span><text:span text:style-name="Fuente_20_de_20_párrafo_20_predeter."><text:span text:style-name="T7"> <text:s text:c="2"/>→ <text:s/></text:span></text:span></text:p>
      <text:p text:style-name="P15"/>
      <text:p text:style-name="P14"><text:soft-page-break/>Función Lambda</text:p>
      <text:p text:style-name="P15"/>
      <text:p text:style-name="P15">Nota: Lambda = Función anónima (sin nombre). Solo para expresiones</text:p>
      <text:p text:style-name="P18"><text:span text:style-name="Fuente_20_de_20_párrafo_20_predeter."><text:span text:style-name="T7">Python admite una interesante sintaxis que permite definir funciones mínimas, de una línea, sobre la marcha. <text:s/></text:span></text:span><text:span text:style-name="Fuente_20_de_20_párrafo_20_predeter."><text:span text:style-name="T4">En Python, las funciones lambda no pueden contener </text:span></text:span><text:span text:style-name="Strong_20_Emphasis"><text:span text:style-name="T4">bucles </text:span></text:span><text:span text:style-name="Fuente_20_de_20_párrafo_20_predeter."><text:span text:style-name="T4">y no pueden utilizar la palabra clave </text:span></text:span><text:span text:style-name="Strong_20_Emphasis"><text:span text:style-name="T4">return </text:span></text:span><text:span text:style-name="Fuente_20_de_20_párrafo_20_predeter."><text:span text:style-name="T4">para regresar un valor. La sintaxis para crear una función de éste tipo es:</text:span></text:span></text:p>
      <text:p text:style-name="P10">ejemplo</text:p>
      <text:p text:style-name="P10"><text:tab/>g=lambda x:x*2</text:p>
      <text:p text:style-name="P10"><text:tab/>print(g(3))</text:p>
      <text:p text:style-name="P10"/>
      <text:p text:style-name="P10">o<text:tab/></text:p>
      <text:p text:style-name="P10"><text:tab/>print(la<text:span text:style-name="T14">m</text:span>bda x:x*2)(3)</text:p>
      <text:p text:style-name="P10"/>
      <text:p text:style-name="P10">x=2<text:line-break/>y=3<text:line-break/>print(4+2*(lambda:x+y)()-1)<text:line-break/>print(4+2*(lambda x,y :x+y)(2,3)-1)</text:p>
      <text:p text:style-name="P31"/>
      <text:p text:style-name="P32">landa con if</text:p>
      <text:p text:style-name="P32">print((lambda x,y: x+y if x&gt;y else None)(2,5))</text:p>
      <text:p text:style-name="P32"/>
      <text:p text:style-name="P33">pedir sexo y edad, crear un diccionario que si es m o h nos indique si le debemos llamar señora o niña o señor o ni<text:span text:style-name="T15">ñ</text:span>o esa condición dependerá de la edad introducido si es mayor de 15 señor señora si es menor niño niña</text:p>
      <text:p text:style-name="P33"/>
      <text:p text:style-name="P33">persona={"M":lambda edad:"señora" if edad &gt; 15 else "niña","H":lambda edad:"señor" if edad &gt; 15 else"niño"}<text:line-break/><text:line-break/><text:line-break/>letra=input("introduce H o M") <text:line-break/>edad=int(input ("introduce edad"))<text:line-break/>print(persona[letra](edad)))</text:p>
      <text:p text:style-name="P32"/>
      <text:p text:style-name="P23"/>
      <text:p text:style-name="P23"/>
      <text:p text:style-name="P14">FUNCIONES DE ALTO ORDEN</text:p>
      <text:p text:style-name="P18"><text:span text:style-name="Fuente_20_de_20_párrafo_20_predeter."><text:span text:style-name="T7">Trabajar sobre listas </text:span></text:span><text:span text:style-name="Fuente_20_de_20_párrafo_20_predeter."><text:span text:style-name="T8">⇒</text:span></text:span><text:span text:style-name="Fuente_20_de_20_párrafo_20_predeter."><text:span text:style-name="T7"> Abstraer la iteración</text:span></text:span></text:p>
      <text:p text:style-name="P18"><text:span text:style-name="Fuente_20_de_20_párrafo_20_predeter."><text:span text:style-name="T7"/></text:span></text:p>
      <text:p text:style-name="P36"><text:span text:style-name="Fuente_20_de_20_párrafo_20_predeter."><text:span text:style-name="T7"/></text:span></text:p>
      <text:p text:style-name="P36"><text:span text:style-name="Fuente_20_de_20_párrafo_20_predeter."><text:span text:style-name="T7"/></text:span></text:p>
      <text:p text:style-name="P24">map devuelve una lista aplicando una funcion a cada elemento</text:p>
      <text:p text:style-name="P24"><text:tab/>ejemplo</text:p>
      <text:p text:style-name="P24"><text:soft-page-break/><text:tab/><text:tab/>def calcular (n):return n**2<text:line-break/><text:line-break/> <text:tab/><text:tab/>l=[2,5,7,-3]<text:line-break/> <text:tab/><text:tab/>print(list(map(calcular,l )))</text:p>
      <text:p text:style-name="P24"><text:tab/><text:span text:style-name="T16">ejemplo con lamda</text:span></text:p>
      <text:p text:style-name="P26"><text:tab/><text:tab/>l=[2,5,7,-3]<text:line-break/><text:tab/><text:tab/>print(list(map(lambda x:x**2,l)))</text:p>
      <text:p text:style-name="P24"><text:tab/><text:tab/></text:p>
      <text:p text:style-name="P24"/>
      <text:p text:style-name="P24">filter <text:span text:style-name="T16">devuelve una lista filtrando con un predicado/condicion dado</text:span></text:p>
      <text:p text:style-name="P24"><text:tab/><text:span text:style-name="T16">ejempli</text:span></text:p>
      <text:p text:style-name="P24"><text:tab/><text:tab/>def positivos (n):return n&gt;0<text:line-break/><text:line-break/><text:tab/><text:tab/>l=[1,-5,7,-3]<text:line-break/><text:tab/><text:tab/>print(list(filter(positivos,l)))</text:p>
      <text:p text:style-name="P26"><text:tab/>ejemplo lamda<text:tab/><text:line-break/><text:line-break/><text:tab/><text:tab/>l=[1,-5,7,-3]<text:line-break/><text:tab/><text:tab/>print(list(filter(lambda n:n&gt;0,l)))</text:p>
      <text:p text:style-name="P24"/>
      <text:p text:style-name="P24">reduce <text:span text:style-name="T16">devuelve un valor aplixando una funcion sobre la lista hay que importar functools</text:span></text:p>
      <text:p text:style-name="P24"><text:tab/><text:span text:style-name="T16">ejemplo</text:span></text:p>
      <text:p text:style-name="P27"><text:tab/><text:tab/>import functools<text:line-break/><text:line-break/><text:tab/><text:tab/>def sumar (a,b):return a+b<text:line-break/><text:tab/><text:tab/>l=[1,5,7,3]<text:line-break/><text:tab/><text:tab/>print(functools.reduce(suma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NSimSun" svg:font-family="NSimSun" style:font-family-generic="modern" style:font-pitch="fixed"/>
    <style:font-face style:name="Courier 10 Pitch" svg:font-family="'Courier 10 Pitch'" style:font-family-generic="system"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name-asian="SimSun" style:font-family-asian="SimSun" style:font-family-generic-asian="system" style:font-pitch-asian="variable" style:font-weight-asian="bold" style:font-name-complex="Mangal" style:font-family-complex="Mangal" style:font-family-generic-complex="system"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weight="bold" style:font-name-asian="SimSun" style:font-family-asian="SimSun" style:font-family-generic-asian="system" style:font-pitch-asian="variable" style:font-weight-asian="bold" style:font-name-complex="Mangal" style:font-family-complex="Mangal"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family="'Droid Sans Mono'" style:font-family-generic="modern" style:font-pitch="fixed"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letype" style:family="text">
      <style:text-properties style:font-name="DejaVu Sans Mono" fo:font-family="'DejaVu Sans Mono'" style:font-family-generic="modern" style:font-pitch="fixed" style:font-name-asian="DejaVu Sans" style:font-family-asian="'DejaVu Sans'" style:font-family-generic-asian="swiss" style:font-pitch-asian="variable" style:font-name-complex="DejaVu Sans Mono" style:font-family-complex="'DejaVu Sans Mono'" style:font-family-generic-complex="modern" style:font-pitch-complex="fixed"/>
    </style:style>
    <style:style style:name="Énf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
        <text:p text:style-name="Heading"/>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initial-creator>Valentina </meta:initial-creator>
    <meta:creation-date>2013-09-12T09:51:00Z</meta:creation-date>
    <dc:date>2018-11-19T17:31:29.253000000</dc:date>
    <meta:editing-cycles>257</meta:editing-cycles>
    <meta:editing-duration>PT5H12M8S</meta:editing-duration>
    <meta:document-statistic meta:table-count="0" meta:image-count="0" meta:object-count="0" meta:page-count="5" meta:paragraph-count="86" meta:word-count="577" meta:character-count="3954" meta:non-whitespace-character-count="3372"/>
    <meta:template xlink:type="simple" xlink:actuate="onRequest" xlink:title="" xlink:href="../../../AppData/Local/Temp/Python_temafunciones.odt/Normal"/>
  </office:meta>
</office:document-meta>
</file>